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5" calcext:value-type="float">
            <text:p>625</text:p>
          </table:table-cell>
          <table:table-cell table:style-name="ce7" table:formula="of:=COUNTIF([.B7:.B999];&quot;X&quot;)" office:value-type="float" office:value="519" calcext:value-type="float">
            <text:p>51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66" calcext:value-type="float">
            <text:p>6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2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9">00/00/0000</text:date>, <text:time style:data-style-name="N2" text:time-value="19:09:00.6725310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9T19:10:13.928332863</dc:date>
    <meta:editing-duration>PT17H28M4S</meta:editing-duration>
    <meta:editing-cycles>610</meta:editing-cycles>
    <meta:document-statistic meta:table-count="1" meta:cell-count="3754" meta:object-count="0"/>
  </office:meta>
</office:document-meta>
</file>